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89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5.24cm">
          <text:p text:style-name="P3"/>
        </draw:line>
        <draw:frame draw:style-name="gr3" draw:text-style-name="P4" draw:layer="layout" svg:width="5.08cm" svg:height="7.361cm" svg:x="0.635cm" svg:y="7.566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ppend</text:span></text:p>
            <text:p text:style-name="P3"><text:span text:style-name="T1">appendAll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first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sert</text:span></text:p>
            <text:p text:style-name="P3"><text:span text:style-name="T1">intersection</text:span></text:p>
            <text:p text:style-name="P3"><text:span text:style-name="T1">isEmpty</text:span></text:p>
            <text:p text:style-name="P3"><text:span text:style-name="T1">items</text:span></text:p>
          </draw:text-box>
        </draw:frame>
        <draw:line draw:style-name="gr2" draw:text-style-name="P2" draw:layer="layout" svg:x1="10.795cm" svg:y1="15.24cm" svg:x2="0.635cm" svg:y2="15.24cm">
          <text:p text:style-name="P3"/>
        </draw:line>
        <draw:custom-shape draw:style-name="gr1" draw:text-style-name="P1" draw:layer="layout" svg:width="10.16cm" svg:height="0.635cm" svg:x="0.635cm" svg:y="4.445cm">
          <text:p text:style-name="P1">Que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5.715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6.985cm" svg:x2="5.715cm" svg:y2="6.985cm">
          <text:p text:style-name="P3"/>
        </draw:line>
        <draw:frame draw:style-name="gr3" draw:text-style-name="P4" draw:layer="layout" svg:width="5.08cm" svg:height="7.039cm" svg:x="5.715cm" svg:y="7.566cm">
          <draw:text-box>
            <text:p text:style-name="P3"><text:span text:style-name="T1">last</text:span></text:p>
            <text:p text:style-name="P3"><text:span text:style-name="T1">makeArray</text:span></text:p>
            <text:p text:style-name="P3"><text:span text:style-name="T1">next</text:span></text:p>
            <text:p text:style-name="P3"><text:span text:style-name="T1">previous</text:span></text:p>
            <text:p text:style-name="P3"><text:span text:style-name="T1">pull</text:span></text:p>
            <text:p text:style-name="P3"><text:span text:style-name="T1">push</text:span></text:p>
            <text:p text:style-name="P3"><text:span text:style-name="T1">put, <text:s/>[ ]=</text:span></text:p>
            <text:p text:style-name="P3"><text:span text:style-name="T1">queue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5.24cm" svg:x2="5.715cm" svg:y2="7.62cm">
          <text:p text:style-name="P3"/>
        </draw:line>
        <draw:custom-shape draw:style-name="gr6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0.635cm" svg:x="0.635cm" svg:y="3.175cm">
          <text:p text:style-name="P1">Ordered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0:40:10</dc:date>
    <dc:language>en-US</dc:language>
    <meta:editing-cycles>12</meta:editing-cycles>
    <meta:editing-duration>PT1H36M2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